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102cm" draw:marker-start-width="0.305cm" draw:marker-end-width="0.457cm" draw:fill="solid" draw:fill-color="#cccccc" draw:fill-gradient-name="Gradient_20_1" draw:fill-hatch-name="Black_20_0_20_Degrees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fill="solid" draw:fill-color="#ffcc99" draw:fill-gradient-name="Gradient_20_1" draw:fill-hatch-name="Black_20_0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1.8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.5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0.4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0.777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 fo:font-weight="bold"/>
    </style:style>
    <style:style style:name="P4" style:family="paragraph">
      <style:paragraph-properties fo:margin-left="0cm" fo:margin-right="0cm" fo:text-indent="0cm"/>
      <style:text-properties fo:font-size="10pt" fo:font-weight="bold"/>
    </style:style>
    <style:style style:name="P5" style:family="paragraph">
      <style:paragraph-properties fo:text-align="center"/>
    </style:style>
    <style:style style:name="T1" style:family="text">
      <style:text-properties fo:font-size="10pt" fo:font-weight="bold"/>
    </style:style>
    <style:style style:name="T2" style:family="text">
      <style:text-properties fo:font-size="10pt" fo:font-weight="normal"/>
    </style:style>
    <style:style style:name="T3" style:family="text">
      <style:text-properties fo:font-size="10pt"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0.56cm" svg:height="9.28cm" draw:transform="rotate (1.5707963267946) translate (1.32cm 11.8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6cm" svg:height="2.24cm" draw:transform="rotate (1.5707963267946) translate (2.161cm 3.6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751cm" svg:height="1.586cm" svg:x="2.311cm" svg:y="2.266cm">
          <draw:text-box>
            <text:p text:style-name="P2"><text:span text:style-name="T1">4 kByte</text:span></text:p>
            <text:p text:style-name="P2"><text:span text:style-name="T1">ROM</text:span></text:p>
            <text:p text:style-name="P2"><text:span text:style-name="T1"/></text:p>
          </draw:text-box>
        </draw:frame>
        <draw:custom-shape draw:style-name="gr2" draw:text-style-name="P1" draw:layer="layout" svg:width="1.6cm" svg:height="2.24cm" draw:transform="rotate (1.5707963267946) translate (2.161cm 5.6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946cm" svg:height="1.586cm" svg:x="2.291cm" svg:y="4.266cm">
          <draw:text-box>
            <text:p text:style-name="P2"><text:span text:style-name="T1">27 kByte</text:span></text:p>
            <text:p text:style-name="P2"><text:span text:style-name="T1">SRAM</text:span></text:p>
            <text:p text:style-name="P2"><text:span text:style-name="T1"/></text:p>
          </draw:text-box>
        </draw:frame>
        <draw:custom-shape draw:style-name="gr4" draw:text-style-name="P5" draw:layer="layout" svg:width="8.58cm" svg:height="0.96cm" draw:transform="rotate (1.5707963267946) translate (4.861cm 10.28cm)">
          <text:p text:style-name="P2"/>
          <draw:enhanced-geometry svg:viewBox="0 0 21600 21600" draw:mirror-horizontal="false" draw:mirror-vertical="false" draw:text-areas="?f5 ?f1 ?f6 ?f3" draw:type="left-right-arrow" draw:modifiers="868.430252884279 5641.623309053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0.62cm" svg:height="0.64cm" svg:x="4.441cm" svg:y="4.52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1.967cm" svg:height="1.534cm" draw:transform="rotate (1.5707963267946) translate (4.987cm 7.568cm)">
          <draw:text-box>
            <text:p text:style-name="P2"><text:span text:style-name="T2">CPU-Bus</text:span></text:p>
          </draw:text-box>
        </draw:frame>
        <draw:custom-shape draw:style-name="gr2" draw:text-style-name="P1" draw:layer="layout" svg:width="1.6cm" svg:height="3.599cm" draw:transform="rotate (1.5707963267946) translate (6.361cm 3.6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62cm" svg:height="0.64cm" svg:x="5.621cm" svg:y="4.52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0.62cm" svg:height="0.64cm" svg:x="5.621cm" svg:y="2.52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0.62cm" svg:height="0.64cm" svg:x="4.421cm" svg:y="2.52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6cm" svg:height="2.24cm" draw:transform="rotate (1.5707963267946) translate (2.161cm 7.6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005cm" svg:height="1.586cm" svg:x="2.194cm" svg:y="6.301cm">
          <draw:text-box>
            <text:p text:style-name="P2"><text:span text:style-name="T1">Mem Adr</text:span></text:p>
            <text:p text:style-name="P2"><text:span text:style-name="T1">Decoder</text:span></text:p>
            <text:p text:style-name="P2"><text:span text:style-name="T1"/></text:p>
          </draw:text-box>
        </draw:frame>
        <draw:custom-shape draw:style-name="gr4" draw:text-style-name="P5" draw:layer="layout" svg:width="0.62cm" svg:height="0.64cm" svg:x="4.421cm" svg:y="6.521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08cm" svg:height="6.519cm" draw:transform="rotate (1.5707963267946) translate (2.161cm 11.66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985cm" svg:height="1.586cm" svg:x="2.402cm" svg:y="10.52cm">
          <draw:text-box>
            <text:p text:style-name="P2"><text:span text:style-name="T1">Cntrl &amp; Adr JP 405, JP407 /</text:span></text:p>
            <text:p text:style-name="P2"><text:span text:style-name="T1">Cntrl &amp; Data JP 404, JP406</text:span></text:p>
            <text:p text:style-name="P2"><text:span text:style-name="T1"/></text:p>
          </draw:text-box>
        </draw:frame>
        <draw:custom-shape draw:style-name="gr2" draw:text-style-name="P1" draw:layer="layout" svg:width="1.6cm" svg:height="2.24cm" draw:transform="rotate (1.5707963267946) translate (6.361cm 5.6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946cm" svg:height="1.586cm" svg:x="6.592cm" svg:y="4.266cm">
          <draw:text-box>
            <text:p text:style-name="P2"><text:span text:style-name="T1">32 kByte</text:span></text:p>
            <text:p text:style-name="P2"><text:span text:style-name="T1">SRAM</text:span></text:p>
            <text:p text:style-name="P2"><text:span text:style-name="T1"/></text:p>
          </draw:text-box>
        </draw:frame>
        <draw:frame draw:style-name="gr3" draw:text-style-name="P4" draw:layer="layout" svg:width="3.317cm" svg:height="2.031cm" svg:x="6.592cm" svg:y="2.066cm">
          <draw:text-box>
            <text:p text:style-name="P2"><text:span text:style-name="T1">32 kByte</text:span></text:p>
            <text:p text:style-name="P2"><text:span text:style-name="T1">User </text:span></text:p>
            <text:p text:style-name="P2"><text:span text:style-name="T1">FLASH-EEPROM</text:span></text:p>
            <text:p text:style-name="P2"><text:span text:style-name="T1"/></text:p>
          </draw:text-box>
        </draw:frame>
        <draw:custom-shape draw:style-name="gr2" draw:text-style-name="P1" draw:layer="layout" svg:width="1.594cm" svg:height="2.96cm" draw:transform="rotate (1.5707963267946) translate (6.76cm 9.12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3.018cm" svg:height="2.031cm" svg:x="6.942cm" svg:y="7.556cm">
          <draw:text-box>
            <text:p text:style-name="P2"><text:span text:style-name="T1">FLASH </text:span></text:p>
            <text:p text:style-name="P2"><text:span text:style-name="T1">configuration </text:span></text:p>
            <text:p text:style-name="P2"><text:span text:style-name="T1">JP 200</text:span></text:p>
            <text:p text:style-name="P2"><text:span text:style-name="T1"/></text:p>
          </draw:text-box>
        </draw:frame>
        <draw:custom-shape draw:style-name="gr2" draw:text-style-name="P1" draw:layer="layout" svg:width="1.04cm" svg:height="1.318cm" draw:transform="rotate (1.5707963267946) translate (8.962cm 11.6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1.319cm" svg:height="1.141cm" svg:x="9.002cm" svg:y="10.721cm">
          <draw:text-box>
            <text:p text:style-name="P2"><text:span text:style-name="T1">X400</text:span></text:p>
            <text:p text:style-name="P2"><text:span text:style-name="T1"/></text:p>
          </draw:text-box>
        </draw:frame>
        <draw:frame draw:style-name="gr10" draw:text-style-name="P4" draw:layer="layout" svg:width="1.319cm" svg:height="1.141cm" svg:x="8.903cm" svg:y="10.022cm">
          <draw:text-box>
            <text:p text:style-name="P2"><text:span text:style-name="T1">PWR</text:span></text:p>
            <text:p text:style-name="P2"><text:span text:style-name="T1"/></text:p>
          </draw:text-box>
        </draw:frame>
        <draw:frame draw:style-name="gr10" draw:text-style-name="P4" draw:layer="layout" svg:width="1.277cm" svg:height="1.153cm" svg:x="1.22cm" svg:y="1.32cm">
          <draw:text-box>
            <text:p text:style-name="P2"><text:span text:style-name="T3">MMU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9-01-13T10:22:36</dc:date>
    <dc:language>de-DE</dc:language>
    <meta:editing-cycles>39</meta:editing-cycles>
    <meta:editing-duration>PT6H29M39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